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135cm" fo:margin-left="0.018cm" fo:margin-top="0cm" fo:margin-bottom="0cm" table:align="left" style:writing-mode="lr-tb"/>
    </style:style>
    <style:style style:name="Таблица1.A" style:family="table-column">
      <style:table-column-properties style:column-width="0.679cm"/>
    </style:style>
    <style:style style:name="Таблица1.B" style:family="table-column">
      <style:table-column-properties style:column-width="1.293cm"/>
    </style:style>
    <style:style style:name="Таблица1.C" style:family="table-column">
      <style:table-column-properties style:column-width="1.233cm"/>
    </style:style>
    <style:style style:name="Таблица1.D" style:family="table-column">
      <style:table-column-properties style:column-width="1.483cm"/>
    </style:style>
    <style:style style:name="Таблица1.E" style:family="table-column">
      <style:table-column-properties style:column-width="3.919cm"/>
    </style:style>
    <style:style style:name="Таблица1.F" style:family="table-column">
      <style:table-column-properties style:column-width="4.905cm"/>
    </style:style>
    <style:style style:name="Таблица1.G" style:family="table-column">
      <style:table-column-properties style:column-width="4.621cm"/>
    </style:style>
    <style:style style:name="Таблица1.1" style:family="table-row">
      <style:table-row-properties style:min-row-height="0.423cm" fo:keep-together="auto"/>
    </style:style>
    <style:style style:name="Таблица1.A1" style:family="table-cell">
      <style:table-cell-properties style:vertical-align="bottom" fo:padding-left="0.018cm" fo:padding-right="0.018cm" fo:padding-top="0cm" fo:padding-bottom="0cm" fo:border-left="1pt solid #000000" fo:border-right="1pt solid #000000" fo:border-top="1pt solid #000000" fo:border-bottom="none"/>
    </style:style>
    <style:style style:name="Таблица1.B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none"/>
    </style:style>
    <style:style style:name="Таблица1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none"/>
    </style:style>
    <style:style style:name="Таблица1.B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none"/>
    </style:style>
    <style:style style:name="Таблица1.3" style:family="table-row">
      <style:table-row-properties style:min-row-height="0.411cm" fo:keep-together="auto"/>
    </style:style>
    <style:style style:name="Таблица1.A3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.B3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.4" style:family="table-row">
      <style:table-row-properties style:min-row-height="12.702cm" fo:keep-together="auto"/>
    </style:style>
    <style:style style:name="P1" style:family="paragraph" style:parent-style-name="Standard">
      <style:paragraph-properties fo:margin-left="3.129cm" fo:margin-right="0cm" fo:text-indent="0cm" style:auto-text-indent="false">
        <style:tab-stops>
          <style:tab-stop style:position="11.77cm"/>
        </style:tab-stops>
      </style:paragraph-properties>
    </style:style>
    <style:style style:name="P2" style:family="paragraph" style:parent-style-name="Standard">
      <style:paragraph-properties fo:line-height="0.411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97cm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404cm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416cm"/>
      <style:text-properties fo:font-size="12pt" style:font-size-asian="12pt" style:font-size-complex="12pt"/>
    </style:style>
    <style:style style:name="P6" style:family="paragraph" style:parent-style-name="Standard">
      <style:paragraph-properties fo:line-height="0.385cm"/>
      <style:text-properties fo:font-size="12pt" style:font-size-asian="12pt" style:font-size-complex="12pt"/>
    </style:style>
    <style:style style:name="P7" style:family="paragraph" style:parent-style-name="Standard">
      <style:paragraph-properties fo:line-height="0.413cm"/>
      <style:text-properties fo:font-size="12pt" style:font-size-asian="12pt" style:font-size-complex="12pt"/>
    </style:style>
    <style:style style:name="P8" style:family="paragraph" style:parent-style-name="Standard">
      <style:paragraph-properties fo:line-height="0.381cm"/>
      <style:text-properties fo:font-size="12pt" style:font-size-asian="12pt" style:font-size-complex="12pt"/>
    </style:style>
    <style:style style:name="P9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0" style:family="paragraph" style:parent-style-name="Standard">
      <style:paragraph-properties fo:margin-left="5.175cm" fo:margin-right="0cm" fo:text-indent="0cm" style:auto-text-indent="false"/>
    </style:style>
    <style:style style:name="P11" style:family="paragraph" style:parent-style-name="Standard">
      <style:paragraph-properties fo:margin-left="8.456cm" fo:margin-right="0cm" fo:text-indent="0cm" style:auto-text-indent="false"/>
    </style:style>
    <style:style style:name="P12" style:family="paragraph" style:parent-style-name="Standard">
      <style:paragraph-properties fo:margin-left="8.456cm" fo:margin-right="0cm" fo:text-indent="0cm" style:auto-text-indent="false">
        <style:tab-stops>
          <style:tab-stop style:position="12.053cm"/>
        </style:tab-stops>
      </style:paragraph-properties>
    </style:style>
    <style:style style:name="P13" style:family="paragraph" style:parent-style-name="Standard">
      <style:paragraph-properties fo:margin-left="0.088cm" fo:margin-right="0cm" fo:text-indent="0cm" style:auto-text-indent="false">
        <style:tab-stops>
          <style:tab-stop style:position="0.624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0.624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line-height="0.005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0.399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.423cm" fo:line-height="91%" fo:text-align="start" style:justify-single-word="false" fo:text-indent="0cm" style:auto-text-indent="false" style:writing-mode="lr-tb">
        <style:tab-stops>
          <style:tab-stop style:position="0.617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91%" fo:text-align="start" style:justify-single-word="false" style:writing-mode="lr-tb">
        <style:tab-stops>
          <style:tab-stop style:position="0.617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cm" fo:margin-right="0cm" fo:line-height="91%" fo:text-indent="0cm" style:auto-text-indent="false">
        <style:tab-stops>
          <style:tab-stop style:position="0.635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cm" fo:margin-right="0cm" fo:line-height="91%" fo:text-indent="0cm" style:auto-text-indent="false">
        <style:tab-stops>
          <style:tab-stop style:position="0.635cm"/>
        </style:tab-stops>
      </style:paragraph-properties>
      <style:text-properties fo:font-size="10pt" fo:font-weight="bold" officeooo:paragraph-rsid="0012be93" style:font-name-asian="Times New Roman1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.282cm" fo:margin-right="0cm" fo:text-indent="0cm" style:auto-text-indent="false">
        <style:tab-stops>
          <style:tab-stop style:position="1.341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22" style:family="paragraph" style:parent-style-name="Standard">
      <style:paragraph-properties fo:line-height="0.467cm"/>
      <style:text-properties fo:font-size="10pt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4" style:family="paragraph" style:parent-style-name="Standard">
      <style:paragraph-properties fo:line-height="0.347cm"/>
      <style:text-properties fo:font-size="10pt" style:font-size-asian="10pt" style:font-size-complex="10pt"/>
    </style:style>
    <style:style style:name="P25" style:family="paragraph" style:parent-style-name="Standard">
      <style:paragraph-properties fo:line-height="0.406cm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.988cm" fo:margin-right="0cm" fo:text-indent="0cm" style:auto-text-indent="false"/>
      <style:text-properties fo:font-size="10pt" style:font-size-asian="10pt" style:font-size-complex="10pt"/>
    </style:style>
    <style:style style:name="P27" style:family="paragraph" style:parent-style-name="Standard">
      <style:paragraph-properties fo:line-height="0.005cm"/>
      <style:text-properties fo:font-size="10pt" style:font-name-asian="Times New Roman1" style:font-size-asian="10pt" style:font-size-complex="10pt"/>
    </style:style>
    <style:style style:name="P28" style:family="paragraph" style:parent-style-name="Standard">
      <style:paragraph-properties fo:margin-left="0.282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9" style:family="paragraph" style:parent-style-name="Standard">
      <style:paragraph-properties fo:margin-left="8.456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0" style:family="paragraph" style:parent-style-name="Standard">
      <style:paragraph-properties fo:margin-left="8.456cm" fo:margin-right="0cm" fo:text-indent="0cm" style:auto-text-indent="false">
        <style:tab-stops>
          <style:tab-stop style:position="10.888cm"/>
        </style:tab-stops>
      </style:paragraph-properties>
      <style:text-properties fo:font-size="10pt" style:font-name-asian="Times New Roman1" style:font-size-asian="10pt" style:font-size-complex="10pt"/>
    </style:style>
    <style:style style:name="P31" style:family="paragraph" style:parent-style-name="Standard">
      <style:paragraph-properties fo:margin-left="11.349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2" style:family="paragraph" style:parent-style-name="Standard">
      <style:paragraph-properties fo:margin-left="0.624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3" style:family="paragraph" style:parent-style-name="Standard">
      <style:paragraph-properties fo:margin-left="0.695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4" style:family="paragraph" style:parent-style-name="Standard">
      <style:paragraph-properties fo:margin-left="0.282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5" style:family="paragraph" style:parent-style-name="Standard">
      <style:paragraph-properties fo:margin-left="0.176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6" style:family="paragraph" style:parent-style-name="Standard">
      <style:paragraph-properties fo:margin-left="1.235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7" style:family="paragraph" style:parent-style-name="Standard">
      <style:paragraph-properties fo:margin-left="0.388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8" style:family="paragraph" style:parent-style-name="Standard">
      <style:paragraph-properties fo:margin-left="1.411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9" style:family="paragraph" style:parent-style-name="Standard">
      <style:paragraph-properties fo:margin-left="0cm" fo:margin-right="0.176cm" fo:text-align="end" style:justify-single-word="false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40" style:family="paragraph" style:parent-style-name="Standard">
      <style:paragraph-properties fo:margin-left="0.988cm" fo:margin-right="0cm" fo:text-align="end" style:justify-single-word="false" fo:text-indent="0cm" style:auto-text-indent="false"/>
      <style:text-properties fo:font-size="10pt" style:font-name-asian="Times New Roman1" style:font-size-asian="10pt" style:font-size-complex="10pt"/>
    </style:style>
    <style:style style:name="P41" style:family="paragraph" style:parent-style-name="Standard">
      <style:paragraph-properties fo:margin-left="0.695cm" fo:margin-right="0cm" fo:text-indent="0cm" style:auto-text-indent="false"/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42" style:family="paragraph" style:parent-style-name="Standard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43" style:family="paragraph" style:parent-style-name="Standard">
      <style:paragraph-properties fo:margin-left="0.282cm" fo:margin-right="0cm" fo:text-indent="0cm" style:auto-text-indent="false"/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44" style:family="paragraph" style:parent-style-name="Standard">
      <style:paragraph-properties fo:margin-left="0.695cm" fo:margin-right="0cm" fo:text-indent="0cm" style:auto-text-indent="false"/>
    </style:style>
    <style:style style:name="P45" style:family="paragraph" style:parent-style-name="Standard">
      <style:paragraph-properties fo:line-height="91%" fo:text-align="start" style:justify-single-word="false" style:writing-mode="lr-tb"/>
    </style:style>
    <style:style style:name="P46" style:family="paragraph" style:parent-style-name="Standard">
      <style:paragraph-properties fo:margin-left="0cm" fo:margin-right="0cm" fo:line-height="91%" fo:text-indent="0cm" style:auto-text-indent="false">
        <style:tab-stops>
          <style:tab-stop style:position="0.635cm"/>
        </style:tab-stops>
      </style:paragraph-properties>
    </style:style>
    <style:style style:name="P47" style:family="paragraph" style:parent-style-name="Standard">
      <style:paragraph-properties fo:margin-left="0cm" fo:margin-right="0cm" fo:line-height="91%" fo:text-indent="0cm" style:auto-text-indent="false">
        <style:tab-stops>
          <style:tab-stop style:position="0.635cm"/>
        </style:tab-stops>
      </style:paragraph-properties>
      <style:text-properties officeooo:paragraph-rsid="0012be93"/>
    </style:style>
    <style:style style:name="P48" style:family="paragraph" style:parent-style-name="Standard">
      <style:paragraph-properties fo:margin-left="0cm" fo:margin-right="0cm" fo:line-height="0.353cm" fo:text-indent="0cm" style:auto-text-indent="false"/>
    </style:style>
    <style:style style:name="P49" style:family="paragraph" style:parent-style-name="Standard">
      <style:paragraph-properties fo:margin-left="0.282cm" fo:margin-right="0cm" fo:text-indent="0cm" style:auto-text-indent="false"/>
    </style:style>
    <style:style style:name="P50" style:family="paragraph" style:parent-style-name="Standard">
      <style:paragraph-properties fo:margin-left="0.988cm" fo:margin-right="0cm" fo:text-indent="0cm" style:auto-text-indent="false"/>
      <style:text-properties fo:font-size="9.5pt" style:font-name-asian="Times New Roman1" style:font-size-asian="9.5pt" style:font-size-complex="9.5pt"/>
    </style:style>
    <style:style style:name="P51" style:family="paragraph" style:parent-style-name="Standard" style:list-style-name="WWNum1">
      <style:paragraph-properties fo:margin-left="0.624cm" fo:margin-right="0cm" fo:text-indent="-0.536cm" style:auto-text-indent="false">
        <style:tab-stops>
          <style:tab-stop style:position="0.624cm"/>
        </style:tab-stops>
      </style:paragraph-properties>
    </style:style>
    <style:style style:name="P52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</style:style>
    <style:style style:name="P53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</style:style>
    <style:style style:name="P54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5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6" style:family="paragraph" style:parent-style-name="Standard" style:master-page-name="Converted1">
      <style:paragraph-properties fo:margin-left="0cm" fo:margin-right="0.423cm" fo:line-height="91%" fo:text-align="start" style:justify-single-word="false" fo:text-indent="0cm" style:auto-text-indent="false" style:page-number="auto" style:writing-mode="lr-tb"/>
    </style:style>
    <style:style style:name="P57" style:family="paragraph" style:parent-style-name="Standard" style:list-style-name="WWNum3">
      <style:paragraph-properties fo:line-height="91%" fo:text-align="start" style:justify-single-word="false" style:writing-mode="lr-tb">
        <style:tab-stops>
          <style:tab-stop style:position="0.617cm"/>
        </style:tab-stops>
      </style:paragraph-properties>
    </style:style>
    <style:style style:name="P58" style:family="paragraph" style:parent-style-name="Standard" style:list-style-name="WWNum4" style:master-page-name="Converted2">
      <style:paragraph-properties fo:margin-left="0.018cm" fo:margin-right="0cm" fo:line-height="91%" fo:text-indent="-0.018cm" style:auto-text-indent="false" style:page-number="auto">
        <style:tab-stops>
          <style:tab-stop style:position="0.635cm"/>
        </style:tab-stops>
      </style:paragraph-properties>
    </style:style>
    <style:style style:name="P59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</style:style>
    <style:style style:name="T1" style:family="text">
      <style:text-properties fo:font-size="15pt" fo:font-weight="bold" style:font-name-asian="Times New Roman1" style:font-size-asian="15pt" style:font-weight-asian="bold" style:font-size-complex="15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officeooo:rsid="0012be93" style:font-name-asian="Times New Roman1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T6" style:family="text">
      <style:text-properties fo:font-size="10pt" style:text-underline-style="solid" style:text-underline-width="auto" style:text-underline-color="font-color" fo:font-weight="normal" officeooo:rsid="0012be93" style:font-name-asian="Times New Roman1" style:font-size-asian="10pt" style:font-weight-asian="normal" style:font-size-complex="10pt" style:font-weight-complex="normal"/>
    </style:style>
    <style:style style:name="T7" style:family="text">
      <style:text-properties fo:font-size="10pt" style:text-underline-style="solid" style:text-underline-width="auto" style:text-underline-color="font-color" fo:font-weight="bold" style:font-name-asian="Times New Roman1" style:font-size-asian="10pt" style:font-weight-asian="bold" style:font-size-complex="10pt" style:font-weight-complex="bold"/>
    </style:style>
    <style:style style:name="T8" style:family="text">
      <style:text-properties fo:font-size="10pt" style:font-name-asian="Times New Roman1" style:font-size-asian="10pt" style:font-size-complex="10pt"/>
    </style:style>
    <style:style style:name="T9" style:family="text">
      <style:text-properties fo:font-size="10pt" officeooo:rsid="0012be93" style:font-name-asian="Times New Roman1" style:font-size-asian="10pt" style:font-size-complex="10pt"/>
    </style:style>
    <style:style style:name="T10" style:family="text"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12be93" style:font-name-asian="Times New Roman1" style:font-size-asian="10pt" style:font-weight-asian="bold" style:font-size-complex="10pt" style:font-weight-complex="bold"/>
    </style:style>
    <style:style style:name="T12" style:family="text">
      <style:text-properties fo:font-size="10pt" fo:font-weight="normal" style:font-name-asian="Times New Roman1" style:font-size-asian="10pt" style:font-weight-asian="normal" style:font-size-complex="10pt" style:font-weight-complex="normal"/>
    </style:style>
    <style:style style:name="T13" style:family="text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T14" style:family="text">
      <style:text-properties fo:font-size="10pt" fo:font-style="italic" fo:font-weight="normal" style:font-name-asian="Times New Roman1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size="10pt" fo:font-style="italic" fo:font-weight="normal" officeooo:rsid="0013af9e" style:font-name-asian="Times New Roman1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size="10pt" style:text-underline-style="none" style:font-name-asian="Times New Roman1" style:font-size-asian="10pt" style:font-size-complex="10pt"/>
    </style:style>
    <style:style style:name="T17" style:family="text">
      <style:text-properties fo:font-size="10pt" style:text-underline-style="none" fo:font-weight="normal" style:font-name-asian="Times New Roman1" style:font-size-asian="10pt" style:font-weight-asian="normal" style:font-size-complex="10pt" style:font-weight-complex="normal"/>
    </style:style>
    <style:style style:name="T18" style:family="text">
      <style:text-properties fo:font-size="14.5pt" style:font-name-asian="Times New Roman1" style:font-size-asian="14.5pt" style:font-size-complex="14.5pt"/>
    </style:style>
    <style:style style:name="T19" style:family="text">
      <style:text-properties fo:font-size="9.5pt" style:font-name-asian="Times New Roman1" style:font-size-asian="9.5pt" style:font-size-complex="9.5pt"/>
    </style:style>
    <style:style style:name="T20" style:family="text">
      <style:text-properties fo:font-size="9.5pt" officeooo:rsid="0012be93" style:font-name-asian="Times New Roman1" style:font-size-asian="9.5pt" style:font-size-complex="9.5pt"/>
    </style:style>
    <style:style style:name="T21" style:family="text">
      <style:text-properties fo:font-size="9.5pt" officeooo:rsid="0013af9e" style:font-name-asian="Times New Roman1" style:font-size-asian="9.5pt" style:font-size-complex="9.5pt"/>
    </style:style>
    <style:style style:name="T22" style:family="text">
      <style:text-properties style:use-window-font-color="true" loext:opacity="0%" fo:font-size="10pt" fo:language="ru" fo:country="RU" style:text-underline-style="solid" style:text-underline-width="auto" style:text-underline-color="font-color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23" style:family="text">
      <style:text-properties style:use-window-font-color="true" loext:opacity="0%" fo:font-size="10pt" fo:language="ru" fo:country="RU" style:text-underline-style="solid" style:text-underline-width="auto" style:text-underline-color="font-color" fo:font-weight="normal" style:letter-kerning="false" style:font-name-asian="Times New Roman1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T24" style:family="text">
      <style:text-properties style:use-window-font-color="true" loext:opacity="0%" fo:font-size="10pt" fo:language="ru" fo:country="RU" style:text-underline-style="solid" style:text-underline-width="auto" style:text-underline-color="font-color" fo:font-weight="bold" style:letter-kerning="false" style:font-name-asian="Times New Roman1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T25" style:family="text">
      <style:text-properties style:use-window-font-color="true" loext:opacity="0%" fo:font-size="10pt" fo:language="ru" fo:country="RU" style:text-underline-style="none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26" style:family="text">
      <style:text-properties fo:font-size="8pt" style:text-underline-style="solid" style:text-underline-width="auto" style:text-underline-color="font-color" style:font-name-asian="Times New Roman1" style:font-size-asian="8pt" style:font-size-complex="8pt"/>
    </style:style>
    <style:style style:name="T27" style:family="text">
      <style:text-properties fo:font-size="8pt" style:font-name-asian="Times New Roman1" style:font-size-asian="8pt" style:font-size-complex="8pt"/>
    </style:style>
    <style:style style:name="T28" style:family="text">
      <style:text-properties fo:font-size="9pt" style:font-name-asian="Times New Roman1" style:font-size-asian="9pt" style:font-size-complex="9pt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2be9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чет по лабораторной работе №21</text:span><text:span text:style-name="T2"><text:tab/></text:span><text:span text:style-name="T18">по курсу </text:span><text:span text:style-name="T3">практикум на ЭВМ</text:span></text:p>
      <text:p text:style-name="P2"/>
      <text:p text:style-name="P10"><text:span text:style-name="T8">Студент группы </text:span><text:span text:style-name="T3">М8О-10</text:span><text:span text:style-name="T4">7</text:span><text:span text:style-name="T3">Б-2</text:span><text:span text:style-name="T4">2</text:span><text:span text:style-name="T3"> </text:span><text:span text:style-name="T4">Диёров Давронхон Умид угли</text:span><text:span text:style-name="T8">, № по списку <text:s/></text:span><text:span text:style-name="T4">10</text:span></text:p>
      <text:p text:style-name="P3"/>
      <text:p text:style-name="P11"><text:span text:style-name="T8">Контакты www, e-mail, icq, skype </text:span><text:span text:style-name="T9">ddiyorov1@gmail.com</text:span></text:p>
      <text:p text:style-name="P4"/>
      <text:p text:style-name="P12"><text:span text:style-name="T8">Работа выполнена: «</text:span><text:span text:style-name="T2"><text:tab/></text:span><text:span text:style-name="T19">» ____________202</text:span><text:span text:style-name="T21">3</text:span><text:span text:style-name="T19">___г.</text:span></text:p>
      <text:p text:style-name="P5"/>
      <text:p text:style-name="P29">Входной контроль знаний с оценкой _____________________</text:p>
      <text:p text:style-name="P6"/>
      <text:p text:style-name="P30">Отчет сдан «<text:tab/>» _________202 __ г., итоговая оценка _____</text:p>
      <text:p text:style-name="P7"/>
      <text:p text:style-name="P31">Подпись преподавателя ________________</text:p>
      <text:p text:style-name="P8"/>
      <text:list xml:id="list1582723319" text:style-name="WWNum1">
        <text:list-item>
          <text:list>
            <text:list-item>
              <text:p text:style-name="P51"><text:span text:style-name="T10">Тема:</text:span><text:span text:style-name="T12"> </text:span><text:span text:style-name="T23"><text:s/>Программирование на интерпретируемых командных языках <text:s text:c="24"/></text:span><text:span text:style-name="T5"><text:s text:c="87"/></text:span></text:p>
            </text:list-item>
          </text:list>
        </text:list-item>
      </text:list>
      <text:p text:style-name="P13"/>
      <text:list xml:id="list1604163996" text:style-name="WWNum2">
        <text:list-item>
          <text:p text:style-name="P52"><text:span text:style-name="T10">Цель работы:</text:span><text:span text:style-name="T12"> </text:span><text:span text:style-name="T23"><text:s/>Научиться программировать на интерпретируемом командном языке (bash) <text:s text:c="85"/></text:span></text:p>
        </text:list-item>
      </text:list>
      <text:p text:style-name="P15"/>
      <text:p text:style-name="P32">_________________________________________________________________________________________________</text:p>
      <text:p text:style-name="P16"/>
      <text:list xml:id="list105006490142339" text:continue-numbering="true" text:style-name="WWNum2">
        <text:list-item>
          <text:p text:style-name="P52"><text:span text:style-name="T10">Задание </text:span><text:span text:style-name="T8">(</text:span><text:span text:style-name="T13">вариант №</text:span><text:span text:style-name="T12"> </text:span><text:span text:style-name="T15">10</text:span><text:span text:style-name="T8">)</text:span><text:span text:style-name="T10">: </text:span><text:span text:style-name="T5"><text:s/></text:span><text:span text:style-name="T6">Сравнение указанного файла со всеми другими файлами имеющими, такой же суффикс с удалением совпадающих</text:span><text:span text:style-name="T5"> <text:s text:c="108"/></text:span></text:p>
        </text:list-item>
      </text:list>
      <text:p text:style-name="P14"/>
      <text:list xml:id="list105005321377909" text:continue-numbering="true" text:style-name="WWNum2">
        <text:list-item>
          <text:p text:style-name="P53"><text:span text:style-name="T10">Оборудование </text:span><text:span text:style-name="T8">(лабораторное):</text:span></text:p>
        </text:list-item>
      </text:list>
      <text:p text:style-name="P15"/>
      <text:p text:style-name="P44"><text:span text:style-name="T8">ЭВМ </text:span><text:span text:style-name="T26">Intel Pentium G2140</text:span><text:span text:style-name="T27">,</text:span><text:span text:style-name="T8"> процессор </text:span><text:span text:style-name="T3"><text:s text:c="10"/></text:span><text:span text:style-name="T22">3.30 GHz <text:s text:c="10"/></text:span><text:span text:style-name="T8">, имя узла сети</text:span><text:span text:style-name="T3"> <text:s text:c="5"/>Cameron <text:s text:c="8"/></text:span><text:span text:style-name="T8">с ОП</text:span><text:span text:style-name="T3"> </text:span><text:span text:style-name="T22"><text:s text:c="11"/>8096 <text:s text:c="7"/></text:span><text:span text:style-name="T3"><text:s/></text:span><text:span text:style-name="T8">Мб, НМД </text:span><text:span text:style-name="T3"><text:s text:c="6"/>7906 <text:s text:c="7"/></text:span><text:span text:style-name="T8"><text:s/>Мб. Терминал </text:span><text:span text:style-name="T3"><text:s text:c="4"/></text:span><text:span text:style-name="T22">ASUS <text:s text:c="5"/></text:span><text:span text:style-name="T8"><text:s/>адрес</text:span><text:span text:style-name="T3"> <text:s text:c="14"/>dev/pets/3 <text:s text:c="7"/></text:span><text:span text:style-name="T16"><text:s/>Принтер</text:span><text:span text:style-name="T8"> </text:span><text:span text:style-name="T3"><text:s text:c="10"/>HP Laserjet 6P <text:s text:c="12"/></text:span></text:p>
      <text:p text:style-name="P33">Другие устройства ________________________________________________________________________________</text:p>
      <text:p text:style-name="P33">_________________________________________________________________________________________________</text:p>
      <text:p text:style-name="P16"/>
      <text:p text:style-name="P41">Оборудование ПЭВМ студента, если использовалось:</text:p>
      <text:p text:style-name="P15"/>
      <text:p text:style-name="P44"><text:span text:style-name="T8">Процессор __</text:span><text:span text:style-name="T26">Intel core i5-7300HQ 2.50 GHz <text:s text:c="7"/></text:span><text:span text:style-name="T8"><text:s/>с ОП </text:span><text:span text:style-name="T3"><text:s text:c="3"/></text:span><text:span text:style-name="T22">8096 <text:s text:c="2"/></text:span><text:span text:style-name="T8"><text:s/>Мб, НМД </text:span><text:span text:style-name="T3"><text:s text:c="4"/></text:span><text:span text:style-name="T22">131072 <text:s text:c="4"/></text:span><text:span text:style-name="T8"><text:s/>Мб. Монитор </text:span><text:span text:style-name="T3"><text:s text:c="13"/>ASUS</text:span><text:span text:style-name="T22"> <text:s text:c="25"/></text:span></text:p>
      <text:p text:style-name="P33">Другие устройства ________________________________________________________________________________</text:p>
      <text:p text:style-name="P33">_________________________________________________________________________________________________</text:p>
      <text:p text:style-name="P16"/>
      <text:list xml:id="list105005966955311" text:continue-numbering="true" text:style-name="WWNum2">
        <text:list-item>
          <text:p text:style-name="P54">Программное обеспечение (лабораторное):</text:p>
        </text:list-item>
      </text:list>
      <text:p text:style-name="P15"/>
      <text:p text:style-name="P44"><text:span text:style-name="T8">Операционная система семейства </text:span><text:span text:style-name="T3"><text:s text:c="4"/></text:span><text:span text:style-name="T22">Unix <text:s text:c="6"/></text:span><text:span text:style-name="T8">, наименование </text:span><text:span text:style-name="T3"><text:s text:c="17"/></text:span><text:span text:style-name="T22">Ubuntu <text:s text:c="18"/></text:span><text:span text:style-name="T8"><text:s/>версия </text:span><text:span text:style-name="T3"><text:s text:c="7"/></text:span><text:span text:style-name="T22">18.15.0 <text:s text:c="7"/></text:span></text:p>
      <text:p text:style-name="P44"><text:span text:style-name="T8">интерпретатор команд </text:span><text:span text:style-name="T3"><text:s text:c="13"/></text:span><text:span text:style-name="T22">bash <text:s text:c="13"/></text:span><text:span text:style-name="T8"><text:s/>версия </text:span><text:span text:style-name="T3"><text:s text:c="8"/></text:span><text:span text:style-name="T22">4.4.20 <text:s text:c="8"/></text:span></text:p>
      <text:p text:style-name="P44"><text:span text:style-name="T8">Система программирования </text:span><text:span text:style-name="T3"><text:s text:c="17"/></text:span><text:span text:style-name="T22">GNU <text:s text:c="31"/></text:span><text:span text:style-name="T16"><text:s/></text:span><text:span text:style-name="T8">версия </text:span><text:span text:style-name="T3"><text:s text:c="11"/>5.8.13 <text:s text:c="13"/></text:span></text:p>
      <text:p text:style-name="P44"><text:span text:style-name="T8">Редактор текстов </text:span><text:span text:style-name="T3"><text:s text:c="22"/></text:span><text:span text:style-name="T22">emacs <text:s text:c="73"/></text:span><text:span text:style-name="T25"><text:s/></text:span><text:span text:style-name="T16">версия</text:span><text:span text:style-name="T8"> </text:span><text:span text:style-name="T3"><text:s text:c="10"/></text:span><text:span text:style-name="T22">25.2.2 <text:s text:c="23"/></text:span></text:p>
      <text:p text:style-name="P44"><text:span text:style-name="T8">Утилиты операционной системы </text:span><text:span text:style-name="T23"><text:s text:c="25"/>cat <text:s text:c="113"/></text:span></text:p>
      <text:p text:style-name="P44"><text:span text:style-name="T8">Прикладные системы и программы</text:span><text:span text:style-name="T3"> <text:s text:c="5"/></text:span><text:span text:style-name="T5"><text:s text:c="131"/></text:span></text:p>
      <text:p text:style-name="P44"><text:span text:style-name="T8">Местонахождение и имена файлов программ и </text:span><text:span text:style-name="T16">данных</text:span><text:span text:style-name="T22"> <text:s text:c="5"/>stud/208104 <text:s text:c="73"/></text:span></text:p>
      <text:p text:style-name="P33">_________________________________________________________________________________________________</text:p>
      <text:p text:style-name="P16"/>
      <text:p text:style-name="P41">Программное обеспечение ЭВМ студента, если использовалось:</text:p>
      <text:p text:style-name="P15"/>
      <text:p text:style-name="P44"><text:span text:style-name="T8">Операционная система семейства </text:span><text:span text:style-name="T3"><text:s text:c="8"/></text:span><text:span text:style-name="T22">Unix <text:s text:c="7"/></text:span><text:span text:style-name="T8">, наименование </text:span><text:span text:style-name="T16"><text:s/></text:span><text:span text:style-name="T3"><text:s text:c="4"/>Fedora <text:s text:c="13"/></text:span><text:span text:style-name="T16"><text:s text:c="3"/></text:span><text:span text:style-name="T8">версия </text:span><text:span text:style-name="T3"><text:s text:c="9"/>33 <text:s text:c="14"/></text:span></text:p>
      <text:p text:style-name="P44"><text:span text:style-name="T8">интерпретатор команд </text:span><text:span text:style-name="T3"><text:s text:c="11"/></text:span><text:span text:style-name="T22">bash <text:s text:c="10"/></text:span><text:span text:style-name="T16"><text:s/></text:span><text:span text:style-name="T8">версия </text:span><text:span text:style-name="T3"><text:s text:c="4"/>5.0.17 <text:s text:c="8"/></text:span></text:p>
      <text:p text:style-name="P44"><text:span text:style-name="T17">Система программирования </text:span><text:span text:style-name="T5"><text:s text:c="9"/>Clion <text:s text:c="7"/></text:span><text:span text:style-name="T23"><text:s text:c="32"/></text:span><text:span text:style-name="T17"><text:s/>версия </text:span><text:span text:style-name="T5"><text:s text:c="5"/>2020.3 <text:s text:c="18"/></text:span></text:p>
      <text:p text:style-name="P44"><text:span text:style-name="T8">Редактор текстов </text:span><text:span text:style-name="T3"><text:s text:c="22"/></text:span><text:span text:style-name="T22">emacs <text:s text:c="73"/></text:span><text:span text:style-name="T25"><text:s/></text:span><text:span text:style-name="T16">версия</text:span><text:span text:style-name="T8"> </text:span><text:span text:style-name="T3"><text:s text:c="10"/></text:span><text:span text:style-name="T22">25.2.2 <text:s text:c="23"/></text:span><text:span text:style-name="T5"><text:s/></text:span><text:span text:style-name="T8">Утилиты операционной системы </text:span><text:span text:style-name="T5"><text:s text:c="17"/>cat <text:s text:c="10"/></text:span><text:span text:style-name="T23"><text:s text:c="109"/></text:span></text:p>
      <text:p text:style-name="P44"><text:span text:style-name="T8">Прикладные системы и программы </text:span><text:span text:style-name="T7"><text:s text:c="6"/></text:span><text:span text:style-name="T5"><text:s text:c="130"/></text:span></text:p>
      <text:p text:style-name="P33">_________________________________________________________________________________________________</text:p>
      <text:p text:style-name="P44"><text:span text:style-name="T8">Местонахождение и имена файлов программ и данных на домашнем компьютере </text:span><text:span text:style-name="T24"><text:s text:c="6"/></text:span><text:span text:style-name="T23">home/Temi4</text:span><text:span text:style-name="T24"> <text:s text:c="73"/></text:span></text:p>
      <text:p text:style-name="P33">_________________________________________________________________________________________________</text:p>
      <text:p text:style-name="P56"><text:span text:style-name="T10">6. Идея, метод, алгоритм </text:span><text:span text:style-name="T28">решения задачи</text:span><text:span text:style-name="T10"> </text:span><text:span text:style-name="T28">(в формах:</text:span><text:span text:style-name="T10"> </text:span><text:span text:style-name="T28">словесной,</text:span><text:span text:style-name="T10"> </text:span><text:span text:style-name="T28">псевдокода,</text:span><text:span text:style-name="T10"> </text:span><text:span text:style-name="T28">графической</text:span><text:span text:style-name="T10"> </text:span><text:span text:style-name="T28">[блок-схема,</text:span><text:span text:style-name="T10"> </text:span><text:span text:style-name="T28">диаграмма,</text:span><text:span text:style-name="T10"> </text:span><text:span text:style-name="T28">рисунок,</text:span><text:span text:style-name="T10"> </text:span><text:span text:style-name="T28">таблица] или формальные спецификации с пред- и постусловиями)</text:span></text:p>
      <text:p text:style-name="P45"/>
      <text:list xml:id="list3821228687" text:style-name="WWNum3">
        <text:list-item>
          <text:p text:style-name="P57"><text:span text:style-name="T10">Сценарий выполнения работы </text:span><text:span text:style-name="T28">[план работы,</text:span><text:span text:style-name="T10"> </text:span><text:span text:style-name="T28">первоначальный текст программы в черновике</text:span><text:span text:style-name="T10"> </text:span><text:span text:style-name="T28">(можно на отдельном листе)</text:span><text:span text:style-name="T10"> </text:span><text:span text:style-name="T28">и</text:span><text:span text:style-name="T10"> </text:span><text:span text:style-name="T28">тесты либо соображения по тестированию].</text:span></text:p>
        </text:list-item>
      </text:list>
      <text:p text:style-name="P17"/>
      <text:p text:style-name="P17">Тесты:</text:p>
      <text:p text:style-name="P18"><text:span text:style-name="T29"><text:tab/></text:span><text:span text:style-name="T30">bash script.sh main.txt</text:span></text:p>
      <text:p text:style-name="P17"><text:tab/></text:p>
      <text:p text:style-name="P42">Пункты 1-7 отчета составляются строго до начала лабораторной работы.</text:p>
      <text:p text:style-name="P48"><text:span text:style-name="T13"><text:tab/><text:tab/><text:tab/><text:tab/>Допущен к выполнению работы. </text:span><text:span text:style-name="T10">Подпись препод</text:span><text:bookmark text:name="_GoBack"/><text:span text:style-name="T10">авателя</text:span><text:span text:style-name="T13"> </text:span><text:span text:style-name="T10">_____________________</text:span></text:p>
      <text:list xml:id="list1196963479" text:style-name="WWNum4">
        <text:list-item>
          <text:p text:style-name="P58"><text:span text:style-name="T10">Распечатка протокола </text:span><text:span text:style-name="T28">(подклеить листинг окончательного варианта программы с тестовыми примерами,</text:span><text:span text:style-name="T10"> </text:span><text:span text:style-name="T28">подписанный</text:span><text:span text:style-name="T10"> </text:span><text:span text:style-name="T28">преподавателем).</text:span></text:p>
        </text:list-item>
      </text:list>
      <text:p text:style-name="P19">satori@satori-HP:~/test_lab$ cat script.sh</text:p>
      <text:p text:style-name="P19">#!bin/bash</text:p>
      <text:p text:style-name="P19">echo -n "Enter file: "</text:p>
      <text:p text:style-name="P19">read FILE</text:p>
      <text:p text:style-name="P19">if [ -f "$FILE" ]; then</text:p>
      <text:p text:style-name="P19"><text:s text:c="4"/>find . -name '*.txt' | while read a; do </text:p>
      <text:p text:style-name="P19"><text:s text:c="4"/>if [[ "./$FILE" == "$a" ]]; then</text:p>
      <text:p text:style-name="P19"><text:s text:c="8"/>continue</text:p>
      <text:p text:style-name="P19"><text:s text:c="4"/>fi</text:p>
      <text:p text:style-name="P19"><text:s text:c="4"/>res=$(diff -q "$FILE" "$a")</text:p>
      <text:p text:style-name="P19"><text:s text:c="4"/>if [[ -z $res ]]; then</text:p>
      <text:p text:style-name="P19"><text:s text:c="8"/>rm $a</text:p>
      <text:p text:style-name="P19"><text:s text:c="4"/>fi</text:p>
      <text:p text:style-name="P19">done</text:p>
      <text:p text:style-name="P19"><text:s text:c="4"/></text:p>
      <text:p text:style-name="P19">else </text:p>
      <text:p text:style-name="P46"><text:span text:style-name="T10"><text:s text:c="4"/>echo "$FILE </text:span><text:span text:style-name="T11">в этой папке не существует</text:span><text:span text:style-name="T10">"</text:span></text:p>
      <text:p text:style-name="P19">fi</text:p>
      <text:p text:style-name="P19"/>
      <text:p text:style-name="P19">exit 0</text:p>
      <text:p text:style-name="P19"/>
      <text:p text:style-name="P46"><text:span text:style-name="T10">Использование: ./</text:span><text:span text:style-name="T11">script.sh</text:span><text:span text:style-name="T10"> [ФАЙЛ1] </text:span></text:p>
      <text:p text:style-name="P19"/>
      <text:p text:style-name="P20"/>
      <text:p text:style-name="P47"><text:span text:style-name="T11">9. </text:span><text:span text:style-name="T10">Дневник отладки </text:span><text:span text:style-name="T28">должен содержать дату и время сеансов отладки, и основные события</text:span><text:span text:style-name="T10"> </text:span><text:span text:style-name="T28">(ошибки в сценарии и программе,</text:span><text:span text:style-name="T10"> </text:span><text:span text:style-name="T28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<text:p text:style-name="P2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34">№</text:p>
          </table:table-cell>
          <table:table-cell table:style-name="Таблица1.B1" office:value-type="string">
            <text:p text:style-name="P39">Лаб.</text:p>
          </table:table-cell>
          <table:table-cell table:style-name="Таблица1.B1" office:value-type="string">
            <text:p text:style-name="P35">Дата</text:p>
          </table:table-cell>
          <table:table-cell table:style-name="Таблица1.B1" office:value-type="string">
            <text:p text:style-name="P35">Время</text:p>
          </table:table-cell>
          <table:table-cell table:style-name="Таблица1.B1" office:value-type="string">
            <text:p text:style-name="P36">Событие</text:p>
          </table:table-cell>
          <table:table-cell table:style-name="Таблица1.B1" office:value-type="string">
            <text:p text:style-name="P37">Действие по исправлению</text:p>
          </table:table-cell>
          <table:table-cell table:style-name="Таблица1.B1" office:value-type="string">
            <text:p text:style-name="P38">Примечание</text:p>
          </table:table-cell>
        </table:table-row>
        <table:table-row table:style-name="Таблица1.1">
          <table:table-cell table:style-name="Таблица1.A2" office:value-type="string">
            <text:p text:style-name="P23"/>
          </table:table-cell>
          <table:table-cell table:style-name="Таблица1.B2" office:value-type="string">
            <text:p text:style-name="P39">или</text:p>
          </table:table-cell>
          <table:table-cell table:style-name="Таблица1.B2" office:value-type="string">
            <text:p text:style-name="P23"/>
          </table:table-cell>
          <table:table-cell table:style-name="Таблица1.B2" office:value-type="string">
            <text:p text:style-name="P23"/>
          </table:table-cell>
          <table:table-cell table:style-name="Таблица1.B2" office:value-type="string">
            <text:p text:style-name="P23"/>
          </table:table-cell>
          <table:table-cell table:style-name="Таблица1.B2" office:value-type="string">
            <text:p text:style-name="P23"/>
          </table:table-cell>
          <table:table-cell table:style-name="Таблица1.B2" office:value-type="string">
            <text:p text:style-name="P23"/>
          </table:table-cell>
        </table:table-row>
        <table:table-row table:style-name="Таблица1.3">
          <table:table-cell table:style-name="Таблица1.A3" office:value-type="string">
            <text:p text:style-name="P23"/>
          </table:table-cell>
          <table:table-cell table:style-name="Таблица1.B3" office:value-type="string">
            <text:p text:style-name="P39">дом.</text:p>
          </table:table-cell>
          <table:table-cell table:style-name="Таблица1.B3" office:value-type="string">
            <text:p text:style-name="P23"/>
          </table:table-cell>
          <table:table-cell table:style-name="Таблица1.B3" office:value-type="string">
            <text:p text:style-name="P23"/>
          </table:table-cell>
          <table:table-cell table:style-name="Таблица1.B3" office:value-type="string">
            <text:p text:style-name="P23"/>
          </table:table-cell>
          <table:table-cell table:style-name="Таблица1.B3" office:value-type="string">
            <text:p text:style-name="P23"/>
          </table:table-cell>
          <table:table-cell table:style-name="Таблица1.B3" office:value-type="string">
            <text:p text:style-name="P23"/>
          </table:table-cell>
        </table:table-row>
        <text:soft-page-break/>
        <table:table-row table:style-name="Таблица1.4">
          <table:table-cell table:style-name="Таблица1.A3" office:value-type="string">
            <text:p text:style-name="P9"/>
          </table:table-cell>
          <table:table-cell table:style-name="Таблица1.B3" office:value-type="string">
            <text:p text:style-name="P9"/>
          </table:table-cell>
          <table:table-cell table:style-name="Таблица1.B3" office:value-type="string">
            <text:p text:style-name="P9"/>
          </table:table-cell>
          <table:table-cell table:style-name="Таблица1.B3" office:value-type="string">
            <text:p text:style-name="P9"/>
          </table:table-cell>
          <table:table-cell table:style-name="Таблица1.B3" office:value-type="string">
            <text:p text:style-name="P9"/>
          </table:table-cell>
          <table:table-cell table:style-name="Таблица1.B3" office:value-type="string">
            <text:p text:style-name="P9"/>
          </table:table-cell>
          <table:table-cell table:style-name="Таблица1.B3" office:value-type="string">
            <text:p text:style-name="P9"/>
          </table:table-cell>
        </table:table-row>
      </table:table>
      <text:p text:style-name="P24"/>
      <text:list xml:id="list1169815228" text:style-name="WWNum6">
        <text:list-item>
          <text:p text:style-name="P59"><text:span text:style-name="T10">Замечания автора </text:span><text:span text:style-name="T8">по существу работы</text:span><text:span text:style-name="T3"> <text:s/>Программу можно в дальнейшем улучшать, добавив возможность тестирования не одного теста, а </text:span><text:span text:style-name="T7">n</text:span><text:span text:style-name="T3"> (в начале файла указывается n, а затем пишется </text:span><text:span text:style-name="T7">n</text:span><text:span text:style-name="T3"> строк теста). Также существует возможность добавления разнообразных ключей (отключения вывода текущей ситуации, вывода текущей команды, записи вывода в файл) <text:s text:c="192"/></text:span></text:p>
        </text:list-item>
      </text:list>
      <text:p text:style-name="P21"/>
      <text:list xml:id="list105006684154091" text:continue-numbering="true" text:style-name="WWNum6">
        <text:list-item>
          <text:p text:style-name="P55">Выводы</text:p>
        </text:list-item>
      </text:list>
      <text:p text:style-name="P27"/>
      <text:p text:style-name="P49"><text:span text:style-name="T3"><text:s text:c="6"/></text:span><text:span text:style-name="T22">Я изучил интерпретируемый командный язык (bash) и научился писать на нем программы.</text:span><text:span text:style-name="T3"> <text:s text:c="248"/></text:span></text:p>
      <text:p text:style-name="P43"><text:s text:c="194"/></text:p>
      <text:p text:style-name="P43"><text:s text:c="194"/></text:p>
      <text:p text:style-name="P43"><text:s text:c="194"/></text:p>
      <text:p text:style-name="P43"><text:s text:c="194"/></text:p>
      <text:p text:style-name="P43"><text:s text:c="195"/></text:p>
      <text:p text:style-name="P28"/>
      <text:p text:style-name="P25"/>
      <text:p text:style-name="P50">Недочёты при выполнении задания могут быть устранены следующим образом: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6"/>
      <text:p text:style-name="P40">Подпись студента 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Маркеры_20_списка" style:display-name="Маркеры списка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weight="bold" style:font-weight-asian="bold" style:font-weight-complex="bold"/>
    </style:style>
    <style:style style:name="ListLabel_20_56" style:display-name="ListLabel 56" style:family="text">
      <style:text-properties fo:font-weight="bold" style:font-weight-asian="bold" style:font-weight-complex="bold"/>
    </style:style>
    <style:style style:name="ListLabel_20_57" style:display-name="ListLabel 57" style:family="text">
      <style:text-properties fo:font-weight="bold" style:font-weight-asian="bold" style:font-weight-complex="bold"/>
    </style:style>
    <style:style style:name="ListLabel_20_58" style:display-name="ListLabel 58" style:family="text">
      <style:text-properties fo:font-weight="bold" style:font-weight-asian="bold" style:font-weight-complex="bold"/>
    </style:style>
    <style:style style:name="ListLabel_20_59" style:display-name="ListLabel 59" style:family="text">
      <style:text-properties fo:font-weight="bold" style:font-weight-asian="bold" style:font-weight-complex="bold"/>
    </style:style>
    <style:style style:name="ListLabel_20_60" style:display-name="ListLabel 60" style:family="text">
      <style:text-properties fo:font-weight="bold" style:font-weight-asian="bold" style:font-weight-complex="bold"/>
    </style:style>
    <style:style style:name="ListLabel_20_61" style:display-name="ListLabel 61" style:family="text">
      <style:text-properties fo:font-weight="bold" style:font-weight-asian="bold" style:font-weight-complex="bold"/>
    </style:style>
    <style:style style:name="ListLabel_20_62" style:display-name="ListLabel 62" style:family="text">
      <style:text-properties fo:font-weight="bold" style:font-weight-asian="bold" style:font-weight-complex="bold"/>
    </style:style>
    <style:style style:name="ListLabel_20_63" style:display-name="ListLabel 63" style:family="text">
      <style:text-properties fo:font-weight="bold" style:font-weight-asian="bold" style:font-weight-complex="bold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15cm" fo:margin-bottom="1.152cm" fo:margin-left="1.669cm" fo:margin-right="1.422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69cm" fo:margin-bottom="1.429cm" fo:margin-left="1.764cm" fo:margin-right="1.139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52cm" fo:margin-bottom="2.54cm" fo:margin-left="1.676cm" fo:margin-right="1.916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10:29:00</meta:creation-date>
    <meta:initial-creator>Windows User</meta:initial-creator>
    <dc:language>ru-RU</dc:language>
    <dc:date>2023-06-05T10:50:04.965009934</dc:date>
    <meta:editing-cycles>47</meta:editing-cycles>
    <meta:editing-duration>PT6H2M45S</meta:editing-duration>
    <meta:generator>LibreOffice/7.3.7.2$Linux_X86_64 LibreOffice_project/30$Build-2</meta:generator>
    <meta:document-statistic meta:table-count="1" meta:image-count="0" meta:object-count="0" meta:page-count="4" meta:paragraph-count="85" meta:word-count="511" meta:character-count="7930" meta:non-whitespace-character-count="4219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